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3.1cm"/>
    </style:style>
    <style:style style:name="P1" style:family="paragraph"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1cm" svg:x="6.2cm" svg:y="4.5cm">
          <text:p text:style-name="P1">Package Data</text:p>
          <text:p text:style-name="P1">(N Bi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.6cm" svg:y="4.5cm">
          <text:p text:style-name="P1">Package Type Identifier</text:p>
          <text:p text:style-name="P1">8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.6cm" svg:y="5.8cm">
          <text:p text:style-name="P1">Objects Pack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.6cm" svg:y="8.4cm">
          <text:p text:style-name="P1">Action Pack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1cm" svg:x="6.2cm" svg:y="5.8cm">
          <text:p text:style-name="P1">Object Cou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10.9cm" svg:y="5.8cm">
          <text:p text:style-name="P1">Pos[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14.5cm" svg:y="5.8cm">
          <text:p text:style-name="P1">Vel_l[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16.3cm" svg:y="5.8cm">
          <text:p text:style-name="P1">Vel_r[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12.7cm" svg:y="5.8cm">
          <text:p text:style-name="P1">Ori[]</text:p>
          <text:p text:style-name="P1">Orient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18.1cm" svg:y="5.8cm">
          <text:p text:style-name="P1">Accl[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.6cm" svg:y="7.1cm">
          <text:p text:style-name="P1">Advanced </text:p>
          <text:p text:style-name="P1">Objects Pack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6.2cm" svg:y="7.1cm">
          <text:p text:style-name="P1">Object Cou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0.9cm" svg:y="7.1cm">
          <text:p text:style-name="P1">Array Tags</text:p>
          <text:p text:style-name="P1">(Send only specific array‘s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1.1cm" svg:x="15.6cm" svg:y="7.1cm">
          <text:p text:style-name="P1">Advanced Array‘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1cm" svg:x="9cm" svg:y="5.8cm">
          <text:p text:style-name="P1">O_ID[]</text:p>
          <text:p text:style-name="P1">Object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cm" svg:x="1.6cm" svg:y="9.7cm">
          <text:p text:style-name="P1">Module Setup Pack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6T08:58:00.508984881</meta:creation-date>
    <meta:generator>LibreOffice/6.3.3.2.0$Linux_X86_64 LibreOffice_project/30$Build-2</meta:generator>
    <dc:date>2020-03-16T13:55:24.206361378</dc:date>
    <meta:editing-duration>PT4H33M47S</meta:editing-duration>
    <meta:editing-cycles>1</meta:editing-cycles>
    <meta:document-statistic meta:object-count="16"/>
  </office:meta>
</office:document-meta>
</file>